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style:page-number="auto"/>
    </style:style>
    <style:style style:name="T1" style:family="text">
      <style:text-properties fo:color="#00000a"/>
    </style:style>
    <style:style style:name="T2" style:family="text">
      <style:text-properties fo:color="#00000a" style:font-name="Arial" fo:font-size="18pt" style:font-size-asian="18pt" style:font-name-complex="Arial1" style:font-size-complex="18pt"/>
    </style:style>
    <style:style style:name="T3" style:family="text">
      <style:text-properties fo:font-weight="bold" style:font-weight-asian="bold"/>
    </style:style>
    <style:style style:name="Sect1" style:family="section">
      <style:section-properties style:editable="false">
        <style:columns fo:column-count="2" fo:column-gap="1.3016in">
          <style:column style:rel-width="32767*" fo:start-indent="0in" fo:end-indent="0.6508in"/>
          <style:column style:rel-width="32768*" fo:start-indent="0.6508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h text:style-name="P1" text:outline-level="1"><text:span text:style-name="T2">Arduino in Groningen:</text:span></text:h>
        <text:p text:style-name="Standard"/>
        <text:p text:style-name="Standard"><text:span text:style-name="T3">Iedere vrijdagavond</text:span> bij De Jonge Onderzoekers.</text:p>
        <text:p text:style-name="Standard">Doelgroep: <text:s/>12-18 jaar (19:00 – 22:00)</text:p>
        <text:p text:style-name="Standard">Junior groep: 8-12 jaar (18:00 – 20:00)</text:p>
        <text:p text:style-name="Standard">18+ (19:00 – 22:00) welkom wanneer je het leuk vindt, met jongeren samen te werken.</text:p>
        <text:p text:style-name="Standard">Uitgangspunt: Voor ieder ervaringsniveau, ieder moment instromen, alles kan, van fouten maken leer je het snelst.</text:p>
        <text:p text:style-name="Standard"/>
        <text:p text:style-name="Standard"><text:span text:style-name="T3">Iedere donderdagavond</text:span> bij De Jonge Onderzoekers van 19:00 – 22:00.</text:p>
        <text:p text:style-name="Standard">Doelgroep: iedereen, maar nadruk op gevorderd en 18+.</text:p>
        <text:p text:style-name="Standard">Onderwerpen: Arduino, Raspberry Pi, Processing, C++, zelf printen (Printed Circuit Boards) ontwerpen en etsen.</text:p>
        <text:p text:style-name="Standard"/>
        <text:p text:style-name="Standard"><text:span text:style-name="T3">Hackerspace Groningen</text:span></text:p>
        <text:p text:style-name="Standard">Voor alle leeftijden, voor iedereen die geïnteresseerd is in hardware en andere makers wil ontmoeten: elektronica, mechanica, Arduino, Raspberry Pi, printen etsen, kletsen en bier.</text:p>
        <text:p text:style-name="Standard">Waar: De Jonge Onderzoekers</text:p>
        <text:p text:style-name="Standard">Tijd: 19:00 – 23:00</text:p>
        <text:p text:style-name="Standard">Data:<text:span text:style-name="T3"> iedere eerste dinsdag van de maand en de woensdag twee weken later. Z</text:span>ie <text:a xlink:type="simple" xlink:href="http://www.hackerspacegroningen.nl"><text:span text:style-name="T1">www.hackerspacegroningen.nl</text:span></text:a></text:p>
        <text:p text:style-name="Standard"/>
        <text:p text:style-name="Standard">Informatie: <text:a xlink:type="simple" xlink:href="mailto:peterstruwe@gmail.com"><text:span text:style-name="T1">peterstruwe@gmail.com</text:span></text:a></text:p>
        <text:p text:style-name="Standard"/>
        <text:p text:style-name="Standard">Adres De Jonge Onderzoekers:</text:p>
        <text:p text:style-name="Standard">Dirk Huizingastraat 13</text:p>
        <text:p text:style-name="Standard">9713 GL GRONINGEN</text:p>
        <text:p text:style-name="Standard"/>
        <text:p text:style-name="Standard"/>
        <text:h text:style-name="Heading_20_1" text:outline-level="1"><text:span text:style-name="T2">Arduino in Groningen:</text:span></text:h>
        <text:p text:style-name="Standard"/>
        <text:p text:style-name="Standard"><text:span text:style-name="T3">Iedere vrijdagavond</text:span> bij De Jonge Onderzoekers.</text:p>
        <text:p text:style-name="Standard">Doelgroep: <text:s/>12-18 jaar (19:00 – 22:00)</text:p>
        <text:p text:style-name="Standard">Junior groep: 8-12 jaar (18:00 – 20:00)</text:p>
        <text:p text:style-name="Standard">18+ (19:00 – 22:00) welkom wanneer je het leuk vindt, met jongeren samen te werken.</text:p>
        <text:p text:style-name="Standard">Uitgangspunt: Voor ieder ervaringsniveau, ieder moment instromen, alles kan, van fouten maken leer je het snelst.</text:p>
        <text:p text:style-name="Standard"/>
        <text:p text:style-name="Standard"><text:span text:style-name="T3">Iedere donderdagavond</text:span> bij De Jonge Onderzoekers van 19:00 – 22:00.</text:p>
        <text:p text:style-name="Standard">Doelgroep: iedereen, maar nadruk op gevorderd en 18+.</text:p>
        <text:p text:style-name="Standard">Onderwerpen: Arduino, Raspberry Pi, Processing, C++, zelf printen (Printed Circuit Boards) ontwerpen en etsen.</text:p>
        <text:p text:style-name="Standard"/>
        <text:p text:style-name="Standard"><text:span text:style-name="T3">Hackerspace Groningen</text:span></text:p>
        <text:p text:style-name="Standard">Voor alle leeftijden, voor iedereen die geïnteresseerd is in hardware en andere makers wil ontmoeten: elektronica, mechanica, Arduino, Raspberry Pi, printen etsen, kletsen en bier.</text:p>
        <text:p text:style-name="Standard">Waar: De Jonge Onderzoekers</text:p>
        <text:p text:style-name="Standard">Tijd: 19:00 – 23:00</text:p>
        <text:p text:style-name="Standard"><text:soft-page-break/>Data:<text:span text:style-name="T3"> iedere eerste dinsdag van de maand en de woensdag twee weken later. Z</text:span>ie <text:a xlink:type="simple" xlink:href="http://www.hackerspacegroningen.nl"><text:span text:style-name="T1">www.hackerspacegroningen.nl</text:span></text:a></text:p>
        <text:p text:style-name="Standard"/>
        <text:p text:style-name="Standard">Informatie: <text:a xlink:type="simple" xlink:href="mailto:peterstruwe@gmail.com"><text:span text:style-name="T1">peterstruwe@gmail.com</text:span></text:a></text:p>
        <text:p text:style-name="Standard"/>
        <text:p text:style-name="Standard">Adres De Jonge Onderzoekers:</text:p>
        <text:p text:style-name="Standard">Dirk Huizingastraat 13</text:p>
        <text:p text:style-name="Standard">9713 GL GRONINGEN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nl" fo:country="NL" style:letter-kerning="true" style:font-name-asian="Droid Sans Fallback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nl" fo:country="NL" style:letter-kerning="true" style:font-name-asian="Droid Sans Fallback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F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9839in" fo:margin-bottom="0.9839in" fo:margin-left="0.9839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ruwe</meta:initial-creator>
    <dc:creator>Struwe</dc:creator>
    <meta:editing-cycles>12</meta:editing-cycles>
    <meta:print-date>2015-04-11T21:39:00</meta:print-date>
    <meta:creation-date>2015-04-11T21:00:00</meta:creation-date>
    <dc:date>2015-04-11T21:47:00</dc:date>
    <meta:editing-duration>PT47S</meta:editing-duration>
    <meta:generator>LibreOffice/4.2.7.2$Linux_X86_64 LibreOffice_project/420m0$Build-2</meta:generator>
    <meta:document-statistic meta:table-count="0" meta:image-count="0" meta:object-count="0" meta:page-count="2" meta:paragraph-count="36" meta:word-count="284" meta:character-count="2042" meta:non-whitespace-character-count="178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